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461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  <style:style style:name="T2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0% 100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33% 58%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text-position="-8% 58%"/>
    </style:style>
    <style:style style:name="T7" style:family="text">
      <style:text-properties style:text-position="-8% 58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0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4" table:number-columns-repeated="2" table:default-cell-style-name="ce10"/>
        <table:table-column table:style-name="co6" table:number-columns-repeated="2" table:default-cell-style-name="ce10"/>
        <table:table-row table:style-name="ro1">
          <table:table-cell table:style-name="ce4" office:value-type="string" calcext:value-type="string">
            <text:p>Diego Ontiveros Cruz</text:p>
          </table:table-cell>
          <table:table-cell table:style-name="Default"/>
          <table:table-cell table:style-name="ce7"/>
          <table:table-cell/>
          <table:table-cell table:style-name="ce7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N_MCS</text:p>
          </table:table-cell>
          <table:table-cell office:value-type="string" calcext:value-type="string">
            <text:p>N_meas</text:p>
          </table:table-cell>
          <table:table-cell table:style-name="ce7" office:value-type="string" calcext:value-type="string">
            <text:p>&lt;E&gt;/L<text:span text:style-name="T1">2</text:span></text:p>
          </table:table-cell>
          <table:table-cell table:style-name="ce2" office:value-type="string" calcext:value-type="string">
            <text:p><text:span text:style-name="T2">σ</text:span><text:span text:style-name="T3">E</text:span><text:span text:style-name="T4">/L</text:span><text:span text:style-name="T5">2</text:span><text:span text:style-name="T6"> </text:span></text:p>
          </table:table-cell>
          <table:table-cell table:style-name="ce12" office:value-type="string" calcext:value-type="string">
            <text:p>𝜏<text:span text:style-name="T7">E</text:span> </text:p>
          </table:table-cell>
          <table:table-cell table:style-name="ce7" office:value-type="string" calcext:value-type="string">
            <text:p><text:span text:style-name="T8">&lt;M&gt;/L</text:span><text:span text:style-name="T9">2</text:span></text:p>
          </table:table-cell>
          <table:table-cell table:style-name="ce2" office:value-type="string" calcext:value-type="string">
            <text:p><text:span text:style-name="T2">σ</text:span><text:span text:style-name="T3">M</text:span><text:span text:style-name="T4">/L</text:span><text:span text:style-name="T5">2</text:span><text:span text:style-name="T6"> </text:span></text:p>
          </table:table-cell>
          <table:table-cell table:style-name="ce13" office:value-type="string" calcext:value-type="string">
            <text:p><text:span text:style-name="T10">𝜏</text:span><text:span text:style-name="T11">M</text:span></text:p>
          </table:table-cell>
        </table:table-row>
        <table:table-row table:style-name="ro1">
          <table:table-cell office:value-type="float" office:value="100" calcext:value-type="float" table:number-columns-spanned="1" table:number-rows-spanned="10">
            <text:p>100</text:p>
          </table:table-cell>
          <table:table-cell office:value-type="float" office:value="2" calcext:value-type="float">
            <text:p>2.0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74555371346248" calcext:value-type="float">
            <text:p>-1.745554</text:p>
          </table:table-cell>
          <table:table-cell office:value-type="float" office:value="0.00000311126529112381" calcext:value-type="float">
            <text:p>0.000003</text:p>
          </table:table-cell>
          <table:table-cell office:value-type="float" office:value="8.63863603202698" calcext:value-type="float">
            <text:p>8.638636</text:p>
          </table:table-cell>
          <table:table-cell office:value-type="float" office:value="0.911336220763543" calcext:value-type="float">
            <text:p>0.911336</text:p>
          </table:table-cell>
          <table:table-cell office:value-type="float" office:value="0.0000045487106388661" calcext:value-type="float">
            <text:p>0.000005</text:p>
          </table:table-cell>
          <table:table-cell office:value-type="float" office:value="10.2877641911456" calcext:value-type="float">
            <text:p>10.287764</text:p>
          </table:table-cell>
        </table:table-row>
        <table:table-row table:style-name="ro1">
          <table:covered-table-cell/>
          <table:table-cell office:value-type="float" office:value="2.1" calcext:value-type="float">
            <text:p>2.1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6619339046134" calcext:value-type="float">
            <text:p>-1.661934</text:p>
          </table:table-cell>
          <table:table-cell office:value-type="float" office:value="0.000177823499845403" calcext:value-type="float">
            <text:p>0.000178</text:p>
          </table:table-cell>
          <table:table-cell office:value-type="float" office:value="22.2085490065811" calcext:value-type="float">
            <text:p>22.208549</text:p>
          </table:table-cell>
          <table:table-cell office:value-type="float" office:value="0.868219227908951" calcext:value-type="float">
            <text:p>0.868219</text:p>
          </table:table-cell>
          <table:table-cell office:value-type="float" office:value="0.000292209485654594" calcext:value-type="float">
            <text:p>0.000292</text:p>
          </table:table-cell>
          <table:table-cell office:value-type="float" office:value="45.5471254194708" calcext:value-type="float">
            <text:p>45.547125</text:p>
          </table:table-cell>
        </table:table-row>
        <table:table-row table:style-name="ro1">
          <table:covered-table-cell/>
          <table:table-cell office:value-type="float" office:value="2.27" calcext:value-type="float">
            <text:p>2.27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41811193574358" calcext:value-type="float">
            <text:p>-1.418112</text:p>
          </table:table-cell>
          <table:table-cell office:value-type="float" office:value="0.00106943919014176" calcext:value-type="float">
            <text:p>0.001069</text:p>
          </table:table-cell>
          <table:table-cell office:value-type="float" office:value="88.0936378472801" calcext:value-type="float">
            <text:p>88.093638</text:p>
          </table:table-cell>
          <table:table-cell office:value-type="float" office:value="0.564902845211526" calcext:value-type="float">
            <text:p>0.564903</text:p>
          </table:table-cell>
          <table:table-cell office:value-type="float" office:value="0.00678222005190854" calcext:value-type="float">
            <text:p>0.006782</text:p>
          </table:table-cell>
          <table:table-cell office:value-type="float" office:value="108.974332719591" calcext:value-type="float">
            <text:p>108.974333</text:p>
          </table:table-cell>
        </table:table-row>
        <table:table-row table:style-name="ro1">
          <table:covered-table-cell/>
          <table:table-cell office:value-type="float" office:value="2.4" calcext:value-type="float">
            <text:p>2.4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20437244207061" calcext:value-type="float">
            <text:p>-1.204372</text:p>
          </table:table-cell>
          <table:table-cell office:value-type="float" office:value="0.000279499912728921" calcext:value-type="float">
            <text:p>0.000279</text:p>
          </table:table-cell>
          <table:table-cell office:value-type="float" office:value="22.7267481044694" calcext:value-type="float">
            <text:p>22.726748</text:p>
          </table:table-cell>
          <table:table-cell office:value-type="float" office:value="0.103489895061852" calcext:value-type="float">
            <text:p>0.103490</text:p>
          </table:table-cell>
          <table:table-cell office:value-type="float" office:value="0.00210838674036504" calcext:value-type="float">
            <text:p>0.002108</text:p>
          </table:table-cell>
          <table:table-cell office:value-type="float" office:value="45.3468817415861" calcext:value-type="float">
            <text:p>45.346882</text:p>
          </table:table-cell>
        </table:table-row>
        <table:table-row table:style-name="ro1">
          <table:covered-table-cell/>
          <table:table-cell office:value-type="float" office:value="2.5" calcext:value-type="float">
            <text:p>2.5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10640365822119" calcext:value-type="float">
            <text:p>-1.106404</text:p>
          </table:table-cell>
          <table:table-cell office:value-type="float" office:value="0.000171189021950449" calcext:value-type="float">
            <text:p>0.000171</text:p>
          </table:table-cell>
          <table:table-cell office:value-type="float" office:value="11.7222807751909" calcext:value-type="float">
            <text:p>11.722281</text:p>
          </table:table-cell>
          <table:table-cell office:value-type="float" office:value="0.0636026431345085" calcext:value-type="float">
            <text:p>0.063603</text:p>
          </table:table-cell>
          <table:table-cell office:value-type="float" office:value="0.00080690257666338" calcext:value-type="float">
            <text:p>0.000807</text:p>
          </table:table-cell>
          <table:table-cell office:value-type="float" office:value="20.3798111152295" calcext:value-type="float">
            <text:p>20.379811</text:p>
          </table:table-cell>
        </table:table-row>
        <table:table-row table:style-name="ro1">
          <table:covered-table-cell/>
          <table:table-cell office:value-type="float" office:value="2.6" calcext:value-type="float">
            <text:p>2.6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02831582884518" calcext:value-type="float">
            <text:p>-1.028316</text:p>
          </table:table-cell>
          <table:table-cell office:value-type="float" office:value="0.00012906236976319" calcext:value-type="float">
            <text:p>0.000129</text:p>
          </table:table-cell>
          <table:table-cell office:value-type="float" office:value="9.9883590962142" calcext:value-type="float">
            <text:p>9.988359</text:p>
          </table:table-cell>
          <table:table-cell office:value-type="float" office:value="0.0480242393514687" calcext:value-type="float">
            <text:p>0.048024</text:p>
          </table:table-cell>
          <table:table-cell office:value-type="float" office:value="0.000436627640700043" calcext:value-type="float">
            <text:p>0.000437</text:p>
          </table:table-cell>
          <table:table-cell office:value-type="float" office:value="11.943358823017" calcext:value-type="float">
            <text:p>11.943359</text:p>
          </table:table-cell>
        </table:table-row>
        <table:table-row table:style-name="ro1">
          <table:covered-table-cell/>
          <table:table-cell office:value-type="float" office:value="2.7" calcext:value-type="float">
            <text:p>2.7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0.963512786093052" calcext:value-type="float">
            <text:p>-0.963513</text:p>
          </table:table-cell>
          <table:table-cell office:value-type="float" office:value="0.00000848206239706195" calcext:value-type="float">
            <text:p>0.000008</text:p>
          </table:table-cell>
          <table:table-cell office:value-type="float" office:value="5.3291884106919" calcext:value-type="float">
            <text:p>5.329188</text:p>
          </table:table-cell>
          <table:table-cell office:value-type="float" office:value="0.0396256172472078" calcext:value-type="float">
            <text:p>0.039626</text:p>
          </table:table-cell>
          <table:table-cell office:value-type="float" office:value="0.00028392627254197" calcext:value-type="float">
            <text:p>0.000284</text:p>
          </table:table-cell>
          <table:table-cell office:value-type="float" office:value="8.60790951303756" calcext:value-type="float">
            <text:p>8.607910</text:p>
          </table:table-cell>
        </table:table-row>
        <table:table-row table:style-name="ro1">
          <table:covered-table-cell/>
          <table:table-cell office:value-type="float" office:value="2.8" calcext:value-type="float">
            <text:p>2.8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0.908223401023812" calcext:value-type="float">
            <text:p>-0.908223</text:p>
          </table:table-cell>
          <table:table-cell office:value-type="float" office:value="0.00000548120986820276" calcext:value-type="float">
            <text:p>0.000005</text:p>
          </table:table-cell>
          <table:table-cell office:value-type="float" office:value="3.75970765214531" calcext:value-type="float">
            <text:p>3.759708</text:p>
          </table:table-cell>
          <table:table-cell office:value-type="float" office:value="0.0335092389121321" calcext:value-type="float">
            <text:p>0.033509</text:p>
          </table:table-cell>
          <table:table-cell office:value-type="float" office:value="0.000194424267219909" calcext:value-type="float">
            <text:p>0.000194</text:p>
          </table:table-cell>
          <table:table-cell office:value-type="float" office:value="5.96093379188777" calcext:value-type="float">
            <text:p>5.960934</text:p>
          </table:table-cell>
        </table:table-row>
        <table:table-row table:style-name="ro1">
          <table:covered-table-cell/>
          <table:table-cell office:value-type="float" office:value="2.9" calcext:value-type="float">
            <text:p>2.9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0.859879210716394" calcext:value-type="float">
            <text:p>-0.859879</text:p>
          </table:table-cell>
          <table:table-cell office:value-type="float" office:value="0.0000093548358009699" calcext:value-type="float">
            <text:p>0.000009</text:p>
          </table:table-cell>
          <table:table-cell office:value-type="float" office:value="5.95977765022717" calcext:value-type="float">
            <text:p>5.959778</text:p>
          </table:table-cell>
          <table:table-cell office:value-type="float" office:value="0.0299346469227648" calcext:value-type="float">
            <text:p>0.029935</text:p>
          </table:table-cell>
          <table:table-cell office:value-type="float" office:value="0.000150864733789231" calcext:value-type="float">
            <text:p>0.000151</text:p>
          </table:table-cell>
          <table:table-cell office:value-type="float" office:value="4.74600732936603" calcext:value-type="float">
            <text:p>4.746007</text:p>
          </table:table-cell>
        </table:table-row>
        <table:table-row table:style-name="ro1">
          <table:covered-table-cell/>
          <table:table-cell office:value-type="float" office:value="3" calcext:value-type="float">
            <text:p>3.0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0.817317170771881" calcext:value-type="float">
            <text:p>-0.817317</text:p>
          </table:table-cell>
          <table:table-cell office:value-type="float" office:value="0.00000940725578859969" calcext:value-type="float">
            <text:p>0.000009</text:p>
          </table:table-cell>
          <table:table-cell office:value-type="float" office:value="2.87125466900765" calcext:value-type="float">
            <text:p>2.871255</text:p>
          </table:table-cell>
          <table:table-cell office:value-type="float" office:value="0.0269959914831332" calcext:value-type="float">
            <text:p>0.026996</text:p>
          </table:table-cell>
          <table:table-cell office:value-type="float" office:value="0.000121410275122594" calcext:value-type="float">
            <text:p>0.000121</text:p>
          </table:table-cell>
          <table:table-cell office:value-type="float" office:value="4.24624764551078" calcext:value-type="float">
            <text:p>4.246248</text:p>
          </table:table-cell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0" calcext:value-type="float">
            <text:p>10</text:p>
          </table:table-cell>
          <table:table-cell office:value-type="float" office:value="-1.74513763782261" calcext:value-type="float">
            <text:p>-1.745138</text:p>
          </table:table-cell>
          <table:table-cell office:value-type="float" office:value="0.000500123520724645" calcext:value-type="float">
            <text:p>0.000500</text:p>
          </table:table-cell>
          <table:table-cell office:value-type="float" office:value="11.8385410685661" calcext:value-type="float">
            <text:p>11.838541</text:p>
          </table:table-cell>
          <table:table-cell office:value-type="float" office:value="0.910973905839391" calcext:value-type="float">
            <text:p>0.910974</text:p>
          </table:table-cell>
          <table:table-cell office:value-type="float" office:value="0.000454799701326869" calcext:value-type="float">
            <text:p>0.000455</text:p>
          </table:table-cell>
          <table:table-cell office:value-type="float" office:value="14.2446440390805" calcext:value-type="float">
            <text:p>14.244644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2" calcext:value-type="float">
            <text:p>2.00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office:value-type="float" office:value="-1.74562517649971" calcext:value-type="float">
            <text:p>-1.745625</text:p>
          </table:table-cell>
          <table:table-cell office:value-type="float" office:value="0.000009202759257324" calcext:value-type="float">
            <text:p>0.000009</text:p>
          </table:table-cell>
          <table:table-cell office:value-type="float" office:value="12.5296036021181" calcext:value-type="float">
            <text:p>12.529604</text:p>
          </table:table-cell>
          <table:table-cell office:value-type="float" office:value="0.911365523233928" calcext:value-type="float">
            <text:p>0.911366</text:p>
          </table:table-cell>
          <table:table-cell office:value-type="float" office:value="0.0000032777508489632" calcext:value-type="float">
            <text:p>0.000003</text:p>
          </table:table-cell>
          <table:table-cell office:value-type="float" office:value="20.0630272731773" calcext:value-type="float">
            <text:p>20.063027</text:p>
          </table:table-cell>
        </table:table-row>
        <table:table-row table:style-name="ro1">
          <table:table-cell table:style-name="Default"/>
          <table:table-cell table:style-name="ce7" table:number-columns-repeated="2"/>
          <table:table-cell/>
          <table:table-cell table:style-name="ce7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In all cases the random seed used was 3333</text:p>
          </table:table-cell>
          <table:table-cell table:style-name="ce7" table:number-columns-repeated="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6" number:min-decimal-places="6" number:min-integer-digits="1" number:grouping="true"/>
    </number:number-style>
    <number:number-style style:name="N119">
      <number:number number:decimal-places="7" number:min-decimal-places="7" number:min-integer-digits="1" number:grouping="true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currency-style style:name="N1011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n" number:country="GB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GB">€</number:currency-symbol>
      <style:map style:condition="value()&gt;=0" style:apply-style-name="N10112P0"/>
    </number:currency-style>
    <number:currency-style style:name="N10114P0" style:volatile="true" number:language="en" number:country="GB">
      <number:number number:decimal-places="1" number:min-decimal-places="1" number:min-integer-digits="1" number:grouping="true"/>
      <number:text> </number:text>
      <number:currency-symbol number:language="en" number:country="GB">€</number:currency-symbol>
    </number:currency-style>
    <number:currency-style style:name="N10114" number:language="en" number:country="GB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n" number:country="GB">€</number:currency-symbol>
      <style:map style:condition="value()&gt;=0" style:apply-style-name="N10114P0"/>
    </number:currency-style>
    <number:currency-style style:name="N10116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n" number:country="GB">€</number:currency-symbol>
    </number:currency-style>
    <number:currency-style style:name="N10116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n" number:country="GB">€</number:currency-symbol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2T14:22:40.678000000</dc:date>
    <meta:editing-duration>PT17H45M37S</meta:editing-duration>
    <meta:editing-cycles>7</meta:editing-cycles>
    <meta:generator>LibreOffice/7.4.3.2$Windows_X86_64 LibreOffice_project/1048a8393ae2eeec98dff31b5c133c5f1d08b890</meta:generator>
    <meta:document-statistic meta:table-count="1" meta:cell-count="123" meta:object-count="0"/>
  </office:meta>
</office:document-meta>
</file>